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40000000300ECC9A4F972D8AFA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8.999cm" svg:height="14.249cm" svg:x="1.001cm" svg:y="7.851cm">
          <draw:image xlink:href="Pictures/100000000000040000000300ECC9A4F972D8AFAE.png" xlink:type="simple" xlink:show="embed" xlink:actuate="onLoad">
            <text:p/>
          </draw:image>
        </draw:frame>
        <draw:connector draw:style-name="gr2" draw:text-style-name="P2" draw:layer="layout" svg:x1="20cm" svg:y1="14.975cm" svg:x2="20cm" svg:y2="14.975cm" draw:start-shape="id1" draw:end-shape="id1" svg:d="M20000 1497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M42S</meta:editing-duration>
    <meta:editing-cycles>3</meta:editing-cycles>
    <meta:generator>LibreOffice/5.2.0.4$Windows_x86 LibreOffice_project/066b007f5ebcc236395c7d282ba488bca6720265</meta:generator>
    <dc:date>2017-03-04T12:00:23.731000000</dc:date>
    <meta:document-statistic meta:object-count="2"/>
  </office:meta>
</office:document-meta>
</file>